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115.99pt"/>
    </style:style>
    <style:style style:name="co11" style:family="table-column">
      <style:table-column-properties fo:break-before="auto" style:column-width="128.35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mbeddings_on_google_test_set" table:style-name="ta1">
        <table:shapes>
          <draw:frame draw:z-index="0" draw:style-name="gr1" draw:text-style-name="P1" svg:width="591.76pt" svg:height="314.73pt" svg:x="736.61pt" svg:y="54.96pt">
            <draw:object draw:notify-on-update-of-ranges="embeddings_on_google_test_set.B1:embeddings_on_google_test_set.B1 embeddings_on_google_test_set.C1:embeddings_on_google_test_set.Q1 embeddings_on_google_test_set.B2:embeddings_on_google_test_set.B2 embeddings_on_google_test_set.C2:embeddings_on_google_test_set.Q2 embeddings_on_google_test_set.B3:embeddings_on_google_test_set.B3 embeddings_on_google_test_set.C3:embeddings_on_google_test_set.Q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apital-common-countries</text:p>
          </table:table-cell>
          <table:table-cell office:value-type="string" calcext:value-type="string">
            <text:p>capital-wor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ity-in-stat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ram1-adjective-to-adverb</text:p>
          </table:table-cell>
          <table:table-cell office:value-type="string" calcext:value-type="string">
            <text:p>gram2-opposite</text:p>
          </table:table-cell>
          <table:table-cell office:value-type="string" calcext:value-type="string">
            <text:p>gram3-comparative</text:p>
          </table:table-cell>
          <table:table-cell office:value-type="string" calcext:value-type="string">
            <text:p>gram4-superlative</text:p>
          </table:table-cell>
          <table:table-cell office:value-type="string" calcext:value-type="string">
            <text:p>gram5-present-participle</text:p>
          </table:table-cell>
          <table:table-cell office:value-type="string" calcext:value-type="string">
            <text:p>gram6-nationality-adjective</text:p>
          </table:table-cell>
          <table:table-cell office:value-type="string" calcext:value-type="string">
            <text:p>gram7-past-tense</text:p>
          </table:table-cell>
          <table:table-cell office:value-type="string" calcext:value-type="string">
            <text:p>gram8-plural</text:p>
          </table:table-cell>
          <table:table-cell office:value-type="string" calcext:value-type="string">
            <text:p>gram9-plural-verb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rrect</text:p>
          </table:table-cell>
          <table:table-cell office:value-type="float" office:value="4.94505494505495" calcext:value-type="float">
            <text:p>4.94505494505495</text:p>
          </table:table-cell>
          <table:table-cell office:value-type="float" office:value="0.636942675159236" calcext:value-type="float">
            <text:p>0.636942675159236</text:p>
          </table:table-cell>
          <table:table-cell office:value-type="float" office:value="0" calcext:value-type="float">
            <text:p>0</text:p>
          </table:table-cell>
          <table:table-cell office:value-type="float" office:value="0.194552529182879" calcext:value-type="float">
            <text:p>0.194552529182879</text:p>
          </table:table-cell>
          <table:table-cell office:value-type="float" office:value="45.952380952381" calcext:value-type="float">
            <text:p>45.952380952381</text:p>
          </table:table-cell>
          <table:table-cell office:value-type="float" office:value="3.44827586206897" calcext:value-type="float">
            <text:p>3.44827586206897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36.4285714285714" calcext:value-type="float">
            <text:p>36.4285714285714</text:p>
          </table:table-cell>
          <table:table-cell office:value-type="float" office:value="14.4179894179894" calcext:value-type="float">
            <text:p>14.4179894179894</text:p>
          </table:table-cell>
          <table:table-cell office:value-type="float" office:value="27.7093596059113" calcext:value-type="float">
            <text:p>27.7093596059113</text:p>
          </table:table-cell>
          <table:table-cell office:value-type="float" office:value="4.03309203722854" calcext:value-type="float">
            <text:p>4.0330920372285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5.0537634408602" calcext:value-type="float">
            <text:p>15.0537634408602</text:p>
          </table:table-cell>
          <table:table-cell office:value-type="float" office:value="39.3162393162393" calcext:value-type="float">
            <text:p>39.3162393162393</text:p>
          </table:table-cell>
          <table:table-cell office:value-type="float" office:value="18.920908708456" calcext:value-type="float">
            <text:p>18.920908708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rrect</text:p>
          </table:table-cell>
          <table:table-cell office:value-type="float" office:value="95.0549450549451" calcext:value-type="float">
            <text:p>95.0549450549451</text:p>
          </table:table-cell>
          <table:table-cell office:value-type="float" office:value="99.3630573248408" calcext:value-type="float">
            <text:p>99.3630573248408</text:p>
          </table:table-cell>
          <table:table-cell office:value-type="float" office:value="100" calcext:value-type="float">
            <text:p>100</text:p>
          </table:table-cell>
          <table:table-cell office:value-type="float" office:value="99.8054474708171" calcext:value-type="float">
            <text:p>99.8054474708171</text:p>
          </table:table-cell>
          <table:table-cell office:value-type="float" office:value="54.047619047619" calcext:value-type="float">
            <text:p>54.047619047619</text:p>
          </table:table-cell>
          <table:table-cell office:value-type="float" office:value="96.551724137931" calcext:value-type="float">
            <text:p>96.551724137931</text:p>
          </table:table-cell>
          <table:table-cell office:value-type="float" office:value="94.3076923076923" calcext:value-type="float">
            <text:p>94.3076923076923</text:p>
          </table:table-cell>
          <table:table-cell office:value-type="float" office:value="63.5714285714286" calcext:value-type="float">
            <text:p>63.5714285714286</text:p>
          </table:table-cell>
          <table:table-cell office:value-type="float" office:value="85.5820105820106" calcext:value-type="float">
            <text:p>85.5820105820106</text:p>
          </table:table-cell>
          <table:table-cell office:value-type="float" office:value="72.2906403940887" calcext:value-type="float">
            <text:p>72.2906403940887</text:p>
          </table:table-cell>
          <table:table-cell office:value-type="float" office:value="95.9669079627715" calcext:value-type="float">
            <text:p>95.9669079627715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84.9462365591398" calcext:value-type="float">
            <text:p>84.9462365591398</text:p>
          </table:table-cell>
          <table:table-cell office:value-type="float" office:value="60.6837606837607" calcext:value-type="float">
            <text:p>60.6837606837607</text:p>
          </table:table-cell>
          <table:table-cell office:value-type="float" office:value="81.079091291544" calcext:value-type="float">
            <text:p>81.079091291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21:09:37.525087299</dc:date>
    <meta:editing-duration>PT8M33S</meta:editing-duration>
    <meta:editing-cycles>1</meta:editing-cycles>
    <meta:document-statistic meta:table-count="1" meta:cell-count="5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77cm" svg:height="11.104cm" xlink:href=".." xlink:type="simple" chart:class="chart:bar" chart:style-name="ch1">
        <chart:title svg:x="5.5cm" svg:y="0.358cm" chart:style-name="ch2">
          <text:p>Test of Word Embeddings Movie Review Dataset</text:p>
        </chart:title>
        <chart:legend chart:legend-position="end" svg:x="18.799cm" svg:y="5.004cm" style:legend-expansion="high" chart:style-name="ch3"/>
        <chart:plot-area chart:style-name="ch4" table:cell-range-address="embeddings_on_google_test_set.B1:embeddings_on_google_test_set.Q3" chart:data-source-has-labels="both" svg:x="0.417cm" svg:y="1.359cm" svg:width="17.965cm" svg:height="8.542cm">
          <chartooo:coordinate-region svg:x="4.769cm" svg:y="1.359cm" svg:width="12.937cm" svg:height="7.895cm"/>
          <chart:axis chart:dimension="x" chart:name="primary-x" chart:style-name="ch5" chartooo:axis-type="auto">
            <chartooo:date-scale/>
            <chart:categories table:cell-range-address="embeddings_on_google_test_set.C1:embeddings_on_google_test_set.Q1"/>
          </chart:axis>
          <chart:axis chart:dimension="y" chart:name="primary-y" chart:style-name="ch6">
            <chart:title svg:x="8.508cm" svg:y="10.123cm" chart:style-name="ch7">
              <text:p>Percentage</text:p>
            </chart:title>
            <chart:grid chart:style-name="ch8" chart:class="major"/>
          </chart:axis>
          <chart:series chart:style-name="ch9" chart:values-cell-range-address="embeddings_on_google_test_set.C2:embeddings_on_google_test_set.Q2" chart:label-cell-address="embeddings_on_google_test_set.B2:embeddings_on_google_test_set.B2" chart:class="chart:bar">
            <chart:data-point chart:repeated="15"/>
          </chart:series>
          <chart:series chart:style-name="ch10" chart:values-cell-range-address="embeddings_on_google_test_set.C3:embeddings_on_google_test_set.Q3" chart:label-cell-address="embeddings_on_google_test_set.B3:embeddings_on_google_test_set.B3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ital-common-countries</text:p>
                <draw:g>
                  <svg:desc>embeddings_on_google_test_set.C1:embeddings_on_google_test_set.Q1</svg:desc>
                </draw:g>
              </table:table-cell>
              <table:table-cell office:value-type="string">
                <text:p>capital-world</text:p>
              </table:table-cell>
              <table:table-cell office:value-type="string">
                <text:p>currency</text:p>
              </table:table-cell>
              <table:table-cell office:value-type="string">
                <text:p>city-in-state</text:p>
              </table:table-cell>
              <table:table-cell office:value-type="string">
                <text:p>family</text:p>
              </table:table-cell>
              <table:table-cell office:value-type="string">
                <text:p>gram1-adjective-to-adverb</text:p>
              </table:table-cell>
              <table:table-cell office:value-type="string">
                <text:p>gram2-opposite</text:p>
              </table:table-cell>
              <table:table-cell office:value-type="string">
                <text:p>gram3-comparative</text:p>
              </table:table-cell>
              <table:table-cell office:value-type="string">
                <text:p>gram4-superlative</text:p>
              </table:table-cell>
              <table:table-cell office:value-type="string">
                <text:p>gram5-present-participle</text:p>
              </table:table-cell>
              <table:table-cell office:value-type="string">
                <text:p>gram6-nationality-adjective</text:p>
              </table:table-cell>
              <table:table-cell office:value-type="string">
                <text:p>gram7-past-tense</text:p>
              </table:table-cell>
              <table:table-cell office:value-type="string">
                <text:p>gram8-plural</text:p>
              </table:table-cell>
              <table:table-cell office:value-type="string">
                <text:p>gram9-plural-verbs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correct</text:p>
                <draw:g>
                  <svg:desc>embeddings_on_google_test_set.B2:embeddings_on_google_test_set.B2</svg:desc>
                </draw:g>
              </table:table-cell>
              <table:table-cell office:value-type="float" office:value="4.94505494505495">
                <text:p>4.94505494505495</text:p>
                <draw:g>
                  <svg:desc>embeddings_on_google_test_set.C2:embeddings_on_google_test_set.Q2</svg:desc>
                </draw:g>
              </table:table-cell>
              <table:table-cell office:value-type="float" office:value="0.636942675159236">
                <text:p>0.636942675159236</text:p>
              </table:table-cell>
              <table:table-cell office:value-type="float" office:value="0">
                <text:p>0</text:p>
              </table:table-cell>
              <table:table-cell office:value-type="float" office:value="0.194552529182879">
                <text:p>0.194552529182879</text:p>
              </table:table-cell>
              <table:table-cell office:value-type="float" office:value="45.952380952381">
                <text:p>45.952380952381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14.4179894179894">
                <text:p>14.4179894179894</text:p>
              </table:table-cell>
              <table:table-cell office:value-type="float" office:value="27.7093596059113">
                <text:p>27.7093596059113</text:p>
              </table:table-cell>
              <table:table-cell office:value-type="float" office:value="4.03309203722854">
                <text:p>4.0330920372285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5.0537634408602">
                <text:p>15.0537634408602</text:p>
              </table:table-cell>
              <table:table-cell office:value-type="float" office:value="39.3162393162393">
                <text:p>39.3162393162393</text:p>
              </table:table-cell>
              <table:table-cell office:value-type="float" office:value="18.920908708456">
                <text:p>18.920908708456</text:p>
              </table:table-cell>
            </table:table-row>
            <table:table-row>
              <table:table-cell office:value-type="string">
                <text:p>incorrect</text:p>
                <draw:g>
                  <svg:desc>embeddings_on_google_test_set.B3:embeddings_on_google_test_set.B3</svg:desc>
                </draw:g>
              </table:table-cell>
              <table:table-cell office:value-type="float" office:value="95.0549450549451">
                <text:p>95.0549450549451</text:p>
                <draw:g>
                  <svg:desc>embeddings_on_google_test_set.C3:embeddings_on_google_test_set.Q3</svg:desc>
                </draw:g>
              </table:table-cell>
              <table:table-cell office:value-type="float" office:value="99.3630573248408">
                <text:p>99.3630573248408</text:p>
              </table:table-cell>
              <table:table-cell office:value-type="float" office:value="100">
                <text:p>100</text:p>
              </table:table-cell>
              <table:table-cell office:value-type="float" office:value="99.8054474708171">
                <text:p>99.8054474708171</text:p>
              </table:table-cell>
              <table:table-cell office:value-type="float" office:value="54.047619047619">
                <text:p>54.047619047619</text:p>
              </table:table-cell>
              <table:table-cell office:value-type="float" office:value="96.551724137931">
                <text:p>96.551724137931</text:p>
              </table:table-cell>
              <table:table-cell office:value-type="float" office:value="94.3076923076923">
                <text:p>94.3076923076923</text:p>
              </table:table-cell>
              <table:table-cell office:value-type="float" office:value="63.5714285714286">
                <text:p>63.5714285714286</text:p>
              </table:table-cell>
              <table:table-cell office:value-type="float" office:value="85.5820105820106">
                <text:p>85.5820105820106</text:p>
              </table:table-cell>
              <table:table-cell office:value-type="float" office:value="72.2906403940887">
                <text:p>72.2906403940887</text:p>
              </table:table-cell>
              <table:table-cell office:value-type="float" office:value="95.9669079627715">
                <text:p>95.9669079627715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4.9462365591398">
                <text:p>84.9462365591398</text:p>
              </table:table-cell>
              <table:table-cell office:value-type="float" office:value="60.6837606837607">
                <text:p>60.6837606837607</text:p>
              </table:table-cell>
              <table:table-cell office:value-type="float" office:value="81.079091291544">
                <text:p>81.079091291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